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officeooo:paragraph-rsid="0006143d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list xml:id="list3412368551" text:style-name="L6">
        <text:list-item>
          <text:p text:style-name="P8"><text:span text:style-name="Source_20_Text"><text:span text:style-name="T2">Optional</text:span></text:span></text:p>
        </text:list-item>
      </text:list>
      <text:p text:style-name="Text_20_body">A classe <text:span text:style-name="Source_20_Text">Optional</text:span> em Java foi introduzida no <text:span text:style-name="Strong_20_Emphasis">Java 8</text:span> como parte do pacote <text:span text:style-name="Source_20_Text">java.util</text:span>. Ela é usada para representar valores que <text:span text:style-name="Strong_20_Emphasis">podem ou não estar presentes</text:span>. Isso ajuda a evitar problemas como <text:span text:style-name="Source_20_Text">NullPointerException</text:span>, fornecendo uma maneira mais explícita e segura de lidar com valores nulos.</text:p>
      <text:h text:style-name="Heading_20_3" text:outline-level="3"><text:span text:style-name="Strong_20_Emphasis">Para que serve a classe Optional</text:span></text:h>
      <text:list xml:id="list2054349463" text:style-name="L1">
        <text:list-item>
          <text:p text:style-name="P9"><text:span text:style-name="Strong_20_Emphasis">Evitar </text:span><text:span text:style-name="Strong_20_Emphasis"><text:span text:style-name="Source_20_Text">null</text:span></text:span><text:span text:style-name="Strong_20_Emphasis">:</text:span> Substituir o uso explícito de valores <text:span text:style-name="Source_20_Text">null</text:span> para indicar ausência de valor.</text:p>
        </text:list-item>
        <text:list-item>
          <text:p text:style-name="P9"><text:span text:style-name="Strong_20_Emphasis">Melhorar legibilidade e manutenção do código:</text:span> Tornar a intenção de um valor opcional explícita.</text:p>
        </text:list-item>
        <text:list-item>
          <text:p text:style-name="P3"><text:span text:style-name="Strong_20_Emphasis">Fluxo funcional:</text:span> Integrar-se com os recursos de programação funcional introduzidos no Java 8, como lambdas e streams.</text:p>
        </text:list-item>
      </text:list>
      <text:p text:style-name="Horizontal_20_Line"/>
      <text:h text:style-name="Heading_20_3" text:outline-level="3"><text:span text:style-name="Strong_20_Emphasis">Principais características do Optional</text:span></text:h>
      <text:h text:style-name="Heading_20_4" text:outline-level="4"><text:span text:style-name="Strong_20_Emphasis">Características positivas:</text:span></text:h>
      <text:list xml:id="list3673038557" text:style-name="L2">
        <text:list-item>
          <text:p text:style-name="P10"><text:span text:style-name="Strong_20_Emphasis">Explícito sobre ausência de valor:</text:span> Indica de forma clara que o valor pode estar presente ou ausente.</text:p>
        </text:list-item>
        <text:list-item>
          <text:p text:style-name="P10"><text:span text:style-name="Strong_20_Emphasis">Evita </text:span><text:span text:style-name="Strong_20_Emphasis"><text:span text:style-name="Source_20_Text">NullPointerException</text:span></text:span><text:span text:style-name="Strong_20_Emphasis">:</text:span> Fornece métodos seguros para trabalhar com valores ausentes.</text:p>
        </text:list-item>
        <text:list-item>
          <text:p text:style-name="P10"><text:span text:style-name="Strong_20_Emphasis">Funcionalidade rica:</text:span> Métodos úteis para manipulação, como <text:span text:style-name="Source_20_Text">ifPresent</text:span>, <text:span text:style-name="Source_20_Text">orElse</text:span>, <text:span text:style-name="Source_20_Text">map</text:span> e <text:span text:style-name="Source_20_Text">filter</text:span>.</text:p>
        </text:list-item>
        <text:list-item>
          <text:p text:style-name="P4"><text:span text:style-name="Strong_20_Emphasis">Integração funcional:</text:span> Facilita operações em cadeia usando a API funcional.</text:p>
        </text:list-item>
      </text:list>
      <text:h text:style-name="Heading_20_4" text:outline-level="4"><text:span text:style-name="Strong_20_Emphasis">Características negativas:</text:span></text:h>
      <text:list xml:id="list2863670746" text:style-name="L3">
        <text:list-item>
          <text:p text:style-name="P11"><text:span text:style-name="Strong_20_Emphasis">Sobrecarga de memória:</text:span> Pode ser mais pesado do que usar <text:span text:style-name="Source_20_Text">null</text:span>, pois cria uma instância adicional.</text:p>
        </text:list-item>
        <text:list-item>
          <text:p text:style-name="P11"><text:span text:style-name="Strong_20_Emphasis">Não recomendado para coleções:</text:span> Usar <text:span text:style-name="Source_20_Text">Optional</text:span> em coleções (por exemplo, <text:span text:style-name="Source_20_Text">List&lt;Optional&lt;T&gt;&gt;</text:span>) pode complicar a lógica.</text:p>
        </text:list-item>
        <text:list-item>
          <text:p text:style-name="P11"><text:span text:style-name="Strong_20_Emphasis">Pode ser mal utilizado:</text:span> Se usado indiscriminadamente, pode tornar o código mais confuso em vez de mais claro.</text:p>
        </text:list-item>
        <text:list-item>
          <text:p text:style-name="P5"><text:span text:style-name="Strong_20_Emphasis">Não serializável por padrão:</text:span> <text:span text:style-name="Source_20_Text">Optional</text:span> não implementa <text:span text:style-name="Source_20_Text">Serializable</text:span>, o que pode ser um problema em certas situações.</text:p>
        </text:list-item>
      </text:list>
      <text:p text:style-name="Horizontal_20_Line"/>
      <text:h text:style-name="Heading_20_3" text:outline-level="3"><text:span text:style-name="Strong_20_Emphasis">Exemplo prático</text:span></text:h>
      <text:h text:style-name="Heading_20_4" text:outline-level="4"><text:span text:style-name="Strong_20_Emphasis">Exemplo básico de uso</text:span></text:h>
      <text:p text:style-name="Preformatted_20_Text">java</text:p>
      <text:p text:style-name="Preformatted_20_Text">Copiar código</text:p>
      <text:p text:style-name="P1"><text:span text:style-name="Source_20_Text">import java.util.Optional;</text:span></text:p>
      <text:p text:style-name="P1"/>
      <text:p text:style-name="P1"><text:soft-page-break/><text:span text:style-name="Source_20_Text">public class Mai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// Criando um Optional com valor presente</text:span></text:p>
      <text:p text:style-name="P1"><text:span text:style-name="Source_20_Text"><text:s text:c="8"/>Optional&lt;String&gt; nome = Optional.of("João");</text:span></text:p>
      <text:p text:style-name="P1"/>
      <text:p text:style-name="P1"><text:span text:style-name="Source_20_Text"><text:s text:c="8"/>// Criando um Optional vazio</text:span></text:p>
      <text:p text:style-name="P1"><text:span text:style-name="Source_20_Text"><text:s text:c="8"/>Optional&lt;String&gt; vazio = Optional.empty();</text:span></text:p>
      <text:p text:style-name="P1"/>
      <text:p text:style-name="P1"><text:span text:style-name="Source_20_Text"><text:s text:c="8"/>// Verificando se há valor presente</text:span></text:p>
      <text:p text:style-name="P1"><text:span text:style-name="Source_20_Text"><text:s text:c="8"/>nome.ifPresent(valor -&gt; System.out.println("Nome: " + valor)); // Nome: João</text:span></text:p>
      <text:p text:style-name="P1"/>
      <text:p text:style-name="P1"><text:span text:style-name="Source_20_Text"><text:s text:c="8"/>// Definindo um valor padrão caso o Optional esteja vazio</text:span></text:p>
      <text:p text:style-name="P1"><text:span text:style-name="Source_20_Text"><text:s text:c="8"/>String nomePadrao = vazio.orElse("Nome padrão");</text:span></text:p>
      <text:p text:style-name="P1"><text:span text:style-name="Source_20_Text"><text:s text:c="8"/>System.out.println(nomePadrao); // Nome padrão</text:span></text:p>
      <text:p text:style-name="P1"/>
      <text:p text:style-name="P1"><text:span text:style-name="Source_20_Text"><text:s text:c="8"/>// Usando map para transformar o valor</text:span></text:p>
      <text:p text:style-name="P1"><text:span text:style-name="Source_20_Text"><text:s text:c="8"/>Optional&lt;Integer&gt; tamanho = nome.map(String::length);</text:span></text:p>
      <text:p text:style-name="P1"><text:span text:style-name="Source_20_Text"><text:s text:c="8"/>tamanho.ifPresent(t -&gt; System.out.println("Tamanho do nome: " + t)); // Tamanho do nome: 4</text:span></text:p>
      <text:p text:style-name="P1"/>
      <text:p text:style-name="P1"><text:span text:style-name="Source_20_Text"><text:s text:c="8"/>// Usando filter para aplicar uma condição</text:span></text:p>
      <text:p text:style-name="P1"><text:span text:style-name="Source_20_Text"><text:s text:c="8"/>Optional&lt;String&gt; nomeFiltrado = nome.filter(n -&gt; n.startsWith("J"));</text:span></text:p>
      <text:p text:style-name="P1"><text:span text:style-name="Source_20_Text"><text:s text:c="8"/>nomeFiltrado.ifPresent(System.out::println); // João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<text:span text:style-name="Strong_20_Emphasis">Exemplo com método que retorna Optional</text:span></text:h>
      <text:p text:style-name="Preformatted_20_Text">java</text:p>
      <text:p text:style-name="Preformatted_20_Text">Copiar código</text:p>
      <text:p text:style-name="P1"><text:span text:style-name="Source_20_Text">import java.util.Optional;</text:span></text:p>
      <text:p text:style-name="P1"/>
      <text:p text:style-name="P1"><text:span text:style-name="Source_20_Text">public class UsuarioService {</text:span></text:p>
      <text:p text:style-name="P1"><text:span text:style-name="Source_20_Text"><text:s text:c="4"/>public static Optional&lt;String&gt; buscarUsuarioPorId(int id) {</text:span></text:p>
      <text:p text:style-name="P1"><text:span text:style-name="Source_20_Text"><text:s text:c="8"/>if (id == 1) {</text:span></text:p>
      <text:p text:style-name="P1"><text:span text:style-name="Source_20_Text"><text:s text:c="12"/>return Optional.of("Usuário encontrado: Maria");</text:span></text:p>
      <text:p text:style-name="P1"><text:span text:style-name="Source_20_Text"><text:s text:c="8"/>}</text:span></text:p>
      <text:p text:style-name="P1"><text:span text:style-name="Source_20_Text"><text:s text:c="8"/>return Optional.empty(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static void main(String[] args) {</text:span></text:p>
      <text:p text:style-name="P1"><text:span text:style-name="Source_20_Text"><text:s text:c="8"/>int id = 1;</text:span></text:p>
      <text:p text:style-name="P1"/>
      <text:p text:style-name="P1"><text:span text:style-name="Source_20_Text"><text:s text:c="8"/>Optional&lt;String&gt; usuario = buscarUsuarioPorId(id);</text:span></text:p>
      <text:p text:style-name="P1"/>
      <text:p text:style-name="P1"><text:span text:style-name="Source_20_Text"><text:s text:c="8"/>// Consumir o valor encontrado ou tratar caso esteja vazio</text:span></text:p>
      <text:p text:style-name="P1"><text:span text:style-name="Source_20_Text"><text:s text:c="8"/>usuario.ifPresentOrElse(</text:span></text:p>
      <text:p text:style-name="P1"><text:span text:style-name="Source_20_Text"><text:s text:c="12"/>System.out::println, </text:span></text:p>
      <text:p text:style-name="P1"><text:span text:style-name="Source_20_Text"><text:s text:c="12"/>() -&gt; System.out.println("Usuário não encontrado")</text:span></text:p>
      <text:p text:style-name="P1"><text:span text:style-name="Source_20_Text"><text:s text:c="8"/>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Quando usar ou evitar Optional</text:span></text:h>
      <text:p text:style-name="Text_20_body"><text:span text:style-name="Strong_20_Emphasis">Use Optional quando:</text:span></text:p>
      <text:list xml:id="list23691391" text:style-name="L4">
        <text:list-item>
          <text:p text:style-name="P12">Você precisa indicar explicitamente que um valor pode estar ausente.</text:p>
        </text:list-item>
        <text:list-item>
          <text:p text:style-name="P6">Retornar valores em métodos que podem não encontrar um resultado.</text:p>
        </text:list-item>
      </text:list>
      <text:p text:style-name="Text_20_body"><text:soft-page-break/><text:span text:style-name="Strong_20_Emphasis">Evite Optional quando:</text:span></text:p>
      <text:list xml:id="list1098422243" text:style-name="L5">
        <text:list-item>
          <text:p text:style-name="P13">Trabalhar com coleções ou APIs que já suportam elementos nulos.</text:p>
        </text:list-item>
        <text:list-item>
          <text:p text:style-name="P7">No contexto de serialização ou em sistemas onde a sobrecarga de memória seja crític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6:03:57.505468330</meta:creation-date>
    <dc:date>2024-11-18T16:05:55.071508830</dc:date>
    <meta:editing-duration>PT2M</meta:editing-duration>
    <meta:editing-cycles>1</meta:editing-cycles>
    <meta:document-statistic meta:table-count="0" meta:image-count="0" meta:object-count="0" meta:page-count="3" meta:paragraph-count="69" meta:word-count="477" meta:character-count="3533" meta:non-whitespace-character-count="2896"/>
    <meta:generator>LibreOffice/7.0.4.2$Linux_X86_64 LibreOffice_project/00$Build-2</meta:generator>
  </office:meta>
</office:document-meta>
</file>